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93in"/>
    </style:style>
    <style:style style:name="co2" style:family="table-column">
      <style:table-column-properties fo:break-before="auto" style:column-width="5.8925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2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ideo_id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Participle clauses / Verb less clause</text:p>
          </table:table-cell>
          <table:table-cell office:value-type="string" calcext:value-type="string">
            <text:p>8nC27LPY_Lg;8G2kKRqsMuQ;0lP8HoigohU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fect infinitive</text:p>
          </table:table-cell>
          <table:table-cell office:value-type="string" calcext:value-type="string">
            <text:p>uKrVwwlCKs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1 Grammar Structure</text:p>
          </table:table-cell>
          <table:table-cell office:value-type="string" calcext:value-type="string">
            <text:p>2cC3Ke5z6sU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gative Inversion</text:p>
          </table:table-cell>
          <table:table-cell office:value-type="string" calcext:value-type="string">
            <text:p>jZ7oTdRjnLQ;Y5Mv87X-Uz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eft sentence</text:p>
          </table:table-cell>
          <table:table-cell office:value-type="string" calcext:value-type="string">
            <text:p>-2VHVIkCKz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bjunctive mood</text:p>
          </table:table-cell>
          <table:table-cell office:value-type="string" calcext:value-type="string">
            <text:p>I06cg73dFgE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25 advanced grammar </text:p>
          </table:table-cell>
          <table:table-cell office:value-type="string" calcext:value-type="string">
            <text:p>8wsB6Q50YWo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100 Advance vocabulary</text:p>
          </table:table-cell>
          <table:table-cell office:value-type="string" calcext:value-type="string">
            <text:p>0d1CZGT4FOk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120 Advance vocabulary for very</text:p>
          </table:table-cell>
          <table:table-cell office:value-type="string" calcext:value-type="string">
            <text:p>C33nsPn0N5U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10 Phrasal verb use in IELTS</text:p>
          </table:table-cell>
          <table:table-cell office:value-type="string" calcext:value-type="string">
            <text:p>EOYDUYCIYIQ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t Idea for IELTS writing</text:p>
          </table:table-cell>
          <table:table-cell office:value-type="string" calcext:value-type="string">
            <text:p>ulr5RDddN7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ELTS writing guide</text:p>
          </table:table-cell>
          <table:table-cell office:value-type="string" calcext:value-type="string">
            <text:p>w_HVUbayNF0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70 Advance Sentence Structure</text:p>
          </table:table-cell>
          <table:table-cell office:value-type="string" calcext:value-type="string">
            <text:p>USAL_Hepvw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2 verb</text:p>
          </table:table-cell>
          <table:table-cell office:value-type="string" calcext:value-type="string">
            <text:p>Y_U8z4z8tSE</text:p>
          </table:table-cell>
          <table:table-cell table:number-columns-repeated="16382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 style:data-style-name="N2" text:time-value="23:29:06.6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8:14:19.104000000</meta:creation-date>
    <dc:date>2025-01-24T23:29:32.269000000</dc:date>
    <meta:editing-duration>PT4H18M57S</meta:editing-duration>
    <meta:editing-cycles>24</meta:editing-cycles>
    <meta:generator>LibreOffice/24.8.4.2$Windows_X86_64 LibreOffice_project/bb3cfa12c7b1bf994ecc5649a80400d06cd71002</meta:generator>
    <meta:document-statistic meta:table-count="1" meta:cell-count="30" meta:object-count="0"/>
  </office:meta>
</office:document-meta>
</file>